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style:font-name="Courier New1" style:font-name-asian="Courier New1" style:font-name-complex="Courier New1"/>
    </style:style>
    <style:style style:name="ce3" style:family="table-cell" style:parent-style-name="Default" style:data-style-name="N30">
      <style:text-properties style:font-name="Courier New1" style:font-name-asian="Courier New1" style:font-name-complex="Courier New1"/>
    </style:style>
    <style:style style:name="ce4" style:family="table-cell" style:parent-style-name="Default" style:data-style-name="N0">
      <style:text-properties style:font-name="Courier New1" style:font-name-asian="Courier New1" style:font-name-complex="Courier New1"/>
    </style:style>
    <style:style style:name="ce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Courier New1" style:font-name-asian="Courier New1" style:font-name-complex="Courier New1"/>
    </style:style>
    <style:style style:name="ce6" style:family="table-cell" style:parent-style-name="Default" style:data-style-name="N30">
      <style:table-cell-properties style:vertical-align="automatic"/>
      <style:text-properties style:font-name="Courier New1" style:font-name-asian="Courier New1" style:font-name-complex="Courier New1"/>
    </style:style>
    <style:style style:name="ce7" style:family="table-cell" style:parent-style-name="Default" style:data-style-name="N30"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2.35479166666667cm"/>
    </style:style>
    <style:style style:name="co3" style:family="table-column">
      <style:table-column-properties fo:break-before="auto" style:column-width="5.344583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5.450416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2" table:style-name="ta1">
        <table:table-column table:style-name="co1" table:default-cell-style-name="ce5"/>
        <table:table-column table:style-name="co2" table:default-cell-style-name="ce3"/>
        <table:table-column table:style-name="co3" table:default-cell-style-name="ce3"/>
        <table:table-column table:style-name="co4" table:number-columns-repeated="1020" table:default-cell-style-name="ce3"/>
        <table:table-column table:style-name="co5" table:default-cell-style-name="ce3"/>
        <table:table-column table:style-name="co5" table:number-columns-repeated="15360" table:default-cell-style-name="ce1"/>
        <table:table-row table:style-name="ro1">
          <table:table-cell office:value-type="string" table:style-name="ce2">
            <text:p>14015af49: <text:s/>E9-&gt;C3</text:p>
          </table:table-cell>
          <table:table-cell table:style-name="ce3"/>
          <table:table-cell office:value-type="string" table:style-name="ce3">
            <text:p>Disable Anti-cheat thread from starting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3fff02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aracter Init Par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042a790</text:p>
          </table:table-cell>
          <table:table-cell office:value-type="string" table:style-name="ce3">
            <text:p>String</text:p>
          </table:table-cell>
          <table:table-cell office:value-type="string" table:style-name="ce3">
            <text:p>BulletEmitter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0x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Position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7d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width of cull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30e5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height of cullca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53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 New Camera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0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hader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DiffuseMap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Specular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LightMapChang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orcePointLightTypeChangeMod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Chr_GiEnvLigh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Metal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e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Roughness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ForceDiffuseValueMulValu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vMap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Map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Object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Chr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Sfx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6e9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Remo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6e9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ightShaf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734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minEquipWeight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97c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ActPntLifeTim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acc31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Travel Items Lifeti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acc3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ClientForLif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51ace2a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?GameState? <text:s/>Confirm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dd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BufferDebu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31</text:p>
          </table:table-cell>
          <table:table-cell table:style-name="ce3"/>
          <table:table-cell office:value-type="string" table:style-name="ce3">
            <text:p>"Enable Debug Settings"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141d151c9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Exterminat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Stamina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c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p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d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rrow 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ce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agicQtyConsum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51d151cf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Hid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0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Player Silenc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1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ead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2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Damag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3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Hit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4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Attack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5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Move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6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No Update AI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7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Capacity Shortage Test (?)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8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All Omission Mode</text:p>
          </table:table-cell>
          <table:table-cell table:number-columns-repeated="16381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office:value-type="string" table:style-name="ce4">
            <text:p>141d151da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Debug Dash Switch Operation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141d151db</text:p>
          </table:table-cell>
          <table:table-cell office:value-type="string" table:style-name="ce4">
            <text:p>byte</text:p>
          </table:table-cell>
          <table:table-cell office:value-type="string" table:style-name="ce4">
            <text:p>Enable Player Reload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51d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?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Compass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Altimete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Heading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stain Position debug display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41D17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 position debug display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1b2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able 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c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Menu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2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ystem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2">
            <text:p>+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sys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5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titlestep_forwin32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a0</text:p>
          </table:table-cell>
          <table:table-cell office:value-type="string" table:style-name="ce3">
            <text:p>ingamestep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38</text:p>
          </table:table-cell>
          <table:table-cell office:value-type="string" table:style-name="ce3">
            <text:p>taskitem</text:p>
          </table:table-cell>
          <table:table-cell table:number-columns-repeated="16381"/>
        </table:table-row>
        <table:table-row table:style-name="ro1">
          <table:table-cell table:style-name="ce2"/>
          <table:table-cell office:value-type="string" table:style-name="ce3">
            <text:p>+20</text:p>
          </table:table-cell>
          <table:table-cell office:value-type="string" table:style-name="ce3">
            <text:p>MoveMapStep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C04ED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HgManImp</text:p>
          </table:table-cell>
          <table:table-cell office:value-type="string" table:style-name="ce3">
            <text:p>0x8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EntityFactory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zDraw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E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E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rpgMovi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6F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2 floats, x y screen r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7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ameRen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ammaT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6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lorBa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77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Sync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Rend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18</text:p>
          </table:table-cell>
          <table:table-cell office:value-type="string" table:style-name="ce3">
            <text:p>b</text:p>
          </table:table-cell>
          <table:table-cell office:value-type="string" table:style-name="ce3">
            <text:p>Draw objects?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D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ter Height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6</text:p>
          </table:table-cell>
          <table:table-cell table:style-name="ce3"/>
          <table:table-cell office:value-type="string" table:style-name="ce3">
            <text:p>draw cull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elocity Map Display</text:p>
          </table:table-cell>
          <table:table-cell table:number-columns-repeated="16381"/>
        </table:table-row>
        <table:table-row table:style-name="ro1">
          <table:table-cell table:style-name="ce2"/>
          <table:table-cell table:style-name="ce3"/>
          <table:table-cell office:value-type="string" table:style-name="ce3">
            <text:p>0x14130E660 = X, Y co-ords of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D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ullScreenMenu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7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Us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Logger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etworkProperties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690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aveLoadMan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98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Trophy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d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d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bgRepor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MouseManImp</text:p>
          </table:table-cell>
          <table:table-cell office:value-type="string" table:style-name="ce3">
            <text:p>0x5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ef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L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Right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R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iddle button cli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econds M button he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X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nter Y po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e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Window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Width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 Heigh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LockMouseToWindow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erf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8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Env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68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elayDelete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5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RenderTarge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1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ameraMan</text:p>
          </table:table-cell>
          <table:table-cell office:value-type="string" table:style-name="ce3">
            <text:p>0x18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2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LRC_ChrCam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Imp</text:p>
          </table:table-cell>
          <table:table-cell table:number-columns-repeated="16383"/>
        </table:table-row>
        <table:table-row table:number-rows-repeated="3" table:style-name="ro1">
          <table:table-cell table:style-name="ce5"/>
          <table:table-cell table:number-columns-repeated="16383"/>
        </table:table-row>
        <table:table-row table:style-name="ro1">
          <table:table-cell office:value-type="string" table:style-name="ce2">
            <text:p>141d108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rpgHavokManImp</text:p>
          </table:table-cell>
          <table:table-cell office:value-type="string" table:style-name="ce3">
            <text:p>0xC8</text:p>
          </table:table-cell>
          <table:table-cell table:number-columns-repeated="16382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978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IMapMakerImp</text:p>
          </table:table-cell>
          <table:table-cell office:value-type="string" table:style-name="ce3">
            <text:p>0x160</text:p>
          </table:table-cell>
          <table:table-cell table:number-columns-repeated="16382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280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hr Cam</text:p>
          </table:table-cell>
          <table:table-cell office:value-type="string" table:style-name="ce3">
            <text:p>(byte_141D0A288 = 1 when ptr = 0 ? 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0ac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Task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0d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Hkx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0d98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moMan</text:p>
          </table:table-cell>
          <table:table-cell table:number-columns-repeated="16383"/>
        </table:table-row>
        <table:table-row table:number-rows-repeated="3" table:style-name="ro1">
          <table:table-cell table:style-name="ce2"/>
          <table:table-cell table:number-columns-repeated="16383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0E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Man</text:p>
          </table:table-cell>
          <table:table-cell office:value-type="string" table:style-name="ce3">
            <text:p>0xD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WarpNextSt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Are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MapUid_Worl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pUid_Poi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iniBlockIndex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etSummoned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aveSlo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nfir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Tutorial_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etTutorialSummoned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Profi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1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4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SaveRequest_2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4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equestToEnd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SaveMod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7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FpsDisconn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OnlineM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7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TitleStar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1</text:p>
          </table:table-cell>
          <table:table-cell table:style-name="ce3"/>
          <table:table-cell office:value-type="string" table:style-name="ce3">
            <text:p>IsMatchingKeyboardCli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3</text:p>
          </table:table-cell>
          <table:table-cell table:style-name="ce3"/>
          <table:table-cell office:value-type="string" table:style-name="ce3">
            <text:p>IsIgnoreLeaveMessages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style-name="ce3"/>
          <table:table-cell office:value-type="string" table:style-name="ce3">
            <text:p>(CT = Checksum Tampering)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9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Update Enabl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9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NoInpu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A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X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Y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BA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Zpo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Last Stable Facing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CC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tyMemberInfo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Map Mod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row hi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isplay the height hi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3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T Magic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3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n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IsDisableAllAreaEve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1</text:p>
          </table:table-cell>
          <table:table-cell table:style-name="ce3"/>
          <table:table-cell office:value-type="string" table:style-name="ce3">
            <text:p>bIsDisableAllArea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2</text:p>
          </table:table-cell>
          <table:table-cell table:style-name="ce3"/>
          <table:table-cell office:value-type="string" table:style-name="ce3">
            <text:p>bIsDisableAllAreaObjec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3</text:p>
          </table:table-cell>
          <table:table-cell table:style-name="ce3"/>
          <table:table-cell office:value-type="string" table:style-name="ce3">
            <text:p>bIsEnableAllAreaObj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44</text:p>
          </table:table-cell>
          <table:table-cell table:style-name="ce3"/>
          <table:table-cell office:value-type="string" table:style-name="ce3">
            <text:p>bIsEnableAllAreaObjBreak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4A</text:p>
          </table:table-cell>
          <table:table-cell table:style-name="ce3"/>
          <table:table-cell office:value-type="string" table:style-name="ce3">
            <text:p>bIsAutoMapWarpMode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21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neDatManImp</text:p>
          </table:table-cell>
          <table:table-cell office:value-type="string" table:style-name="ce3">
            <text:p>0x26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Dbg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+0x0019</text:p>
          </table:table-cell>
          <table:table-cell table:style-name="ce3"/>
          <table:table-cell office:value-type="string" table:style-name="ce3">
            <text:p>View the updated omitted stat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ll Draw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a</text:p>
          </table:table-cell>
          <table:table-cell table:style-name="ce3"/>
          <table:table-cell office:value-type="string" table:style-name="ce3">
            <text:p>NPC Display of local control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3b</text:p>
          </table:table-cell>
          <table:table-cell table:style-name="ce3"/>
          <table:table-cell office:value-type="string" table:style-name="ce3">
            <text:p>disp first floor hit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70</text:p>
          </table:table-cell>
          <table:table-cell table:style-name="ce3"/>
          <table:table-cell office:value-type="string" table:style-name="ce3">
            <text:p>Fall death cam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a8</text:p>
          </table:table-cell>
          <table:table-cell table:style-name="ce3"/>
          <table:table-cell office:value-type="string" table:style-name="ce3">
            <text:p>Damage Direction Indicator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+0x00dc</text:p>
          </table:table-cell>
          <table:table-cell table:style-name="ce3"/>
          <table:table-cell office:value-type="string" table:style-name="ce3">
            <text:p>New KnockBack Mode</text:p>
          </table:table-cell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3" table:style-name="ce4"/>
          <table:table-cell table:number-columns-repeated="16381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apItem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Item Bag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ast item dropp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item dropp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DropItem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ItemBag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next item ba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revious item ba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bag's position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ctPntManImp</text:p>
          </table:table-cell>
          <table:table-cell office:value-type="string" table:style-name="ce3">
            <text:p>0x8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ockTgtManI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ActPnt</text:p>
          </table:table-cell>
          <table:table-cell table:number-columns-repeated="16381"/>
        </table:table-row>
        <table:table-row table:number-rows-repeated="6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ockTgtManImp</text:p>
          </table:table-cell>
          <table:table-cell office:value-type="string" table:style-name="ce3">
            <text:p>0x158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14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Target Lock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56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EnableDbgDispLockTgt</text:p>
          </table:table-cell>
          <table:table-cell table:number-columns-repeated="16381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51b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ChrManImp</text:p>
          </table:table-cell>
          <table:table-cell office:value-type="string" table:style-name="ce3">
            <text:p>0x1F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lass point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LockTgtMa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InfoOwn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Info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BlockCh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player's PlayerIn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FallDeathC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Number of maps load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second loaded m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C0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3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MapManImp</text:p>
          </table:table-cell>
          <table:table-cell office:value-type="string" table:style-name="ce3">
            <text:p>0xF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1d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ObjMan</text:p>
          </table:table-cell>
          <table:table-cell office:value-type="string" table:style-name="ce3">
            <text:p>0x273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unt of area obj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first area obj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mgHitRecord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office:value-type="string" table:style-name="ce3">
            <text:p>At least 0x228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2">
            <text:p>Damage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 Ball 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bugInformationDispla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mgHitRecordManIm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3c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eldArea</text:p>
          </table:table-cell>
          <table:table-cell office:value-type="string" table:style-name="ce3">
            <text:p>0x120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42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WorldHi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7e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Bullet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781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Sound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er to World Area Sound</text:p>
          </table:table-cell>
          <table:table-cell table:number-columns-repeated="16381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TalkManImpl</text:p>
          </table:table-cell>
          <table:table-cell office:value-type="string" table:style-name="ce3">
            <text:p>0xC90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89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EventAct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c0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s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d98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ont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e2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lverMan</text:p>
          </table:table-cell>
          <table:table-cell table:number-columns-repeated="16383"/>
        </table:table-row>
        <table:table-row table:number-rows-repeated="2" table:style-name="ro1">
          <table:table-cell table:style-name="ce2"/>
          <table:table-cell table:number-columns-repeated="16383"/>
        </table:table-row>
        <table:table-row table:style-name="ro1">
          <table:table-cell office:value-type="string" table:style-name="ce2">
            <text:p>141d1a370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rpgSessionManage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e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bMan</text:p>
          </table:table-cell>
          <table:table-cell office:value-type="string" table:style-name="ce3">
            <text:p>0x30 (?)</text:p>
          </table:table-cell>
          <table:table-cell table:number-columns-repeated="16382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af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p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1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cm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09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Man</text:p>
          </table:table-cell>
          <table:table-cell office:value-type="string" table:style-name="ce3">
            <text:p>0x30 (?)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aramResCap Arra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Outside orig strucutre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(Redo within array bounds)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Good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A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CharaInitParam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aramResCap Array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_Light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ensFlareBank ParamResCa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agdollParam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2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oneMapBank PRC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ObjActPara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4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Jud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oint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Fo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LightScattering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7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Ligh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8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efault_EnemyBehavior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9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Shadow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A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ParamWeap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C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_1_ToneCorrectBank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D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inforceParamProtector</text:p>
          </table:table-cell>
          <table:table-cell table:number-columns-repeated="16381"/>
        </table:table-row>
        <table:table-row table:number-rows-repeated="5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3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SoloParamMan</text:p>
          </table:table-cell>
          <table:table-cell office:value-type="string" table:style-name="ce3">
            <text:p>0xB10</text:p>
          </table:table-cell>
          <table:table-cell table:number-columns-repeated="16382"/>
        </table:table-row>
        <table:table-row table:number-rows-repeated="4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4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Lua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5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EsdMan</text:p>
          </table:table-cell>
          <table:table-cell office:value-type="string" table:style-name="ce3">
            <text:p>0x2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Man</text:p>
          </table:table-cell>
          <table:table-cell office:value-type="string" table:style-name="ce3">
            <text:p>0x302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3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ialog Msg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4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System Msg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b75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sgTagManImp</text:p>
          </table:table-cell>
          <table:table-cell office:value-type="string" table:style-name="ce3">
            <text:p>0xeef8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4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rawParam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cda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Tex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ptr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office:value-type="string" table:style-name="ce3">
            <text:p>+0x0078</text:p>
          </table:table-cell>
          <table:table-cell office:value-type="string" table:style-name="ce3">
            <text:p>AVTexHdlResCa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AVTexHdlResCap</text:p>
          </table:table-cell>
          <table:table-cell office:value-type="string" table:style-name="ce3">
            <text:p>0x9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exture name, 0x38 unicod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AVTpfResCa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e4f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ileMan</text:p>
          </table:table-cell>
          <table:table-cell office:value-type="string" table:style-name="ce3">
            <text:p>0x17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DLResourceFileLoadEventQueu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4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OError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6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bgDispNowLoading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f87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WorldAiManImpl</text:p>
          </table:table-cell>
          <table:table-cell office:value-type="string" table:style-name="ce3">
            <text:p>0x18A0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454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amageDirIndicator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5D4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DLRuntimeClassImpl_FrpgMenuDlgLogo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616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MenuMan</text:p>
          </table:table-cell>
          <table:table-cell office:value-type="string" table:style-name="ce3">
            <text:p>0x114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2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 curs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la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Disp Po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raw layout only registere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 Menu 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nDialog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creenPreview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ext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ropRet_Inven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InvenSlo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ventory_Page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_SortInven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Tab_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2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able Front En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alk Msg 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con 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Msg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83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unVisibleTim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3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Durabil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8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enu Drop Data, Quantity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A3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nDlgValue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BB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astTalk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TestEnabl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DE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Start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D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ineupEnd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F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GetSaveMapNameId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5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1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6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ame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Gauge enabl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6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My Damag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ss 2, Net Damag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8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EquipI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elected Durabi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0E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tartTab AnimPlaySpee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10E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sShopEquipFaceMaking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11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PadDeviceReplacementRequest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38b8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deMan</text:p>
          </table:table-cell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8f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GameDataMan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TrophyEquip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Option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Qw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Cou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7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learStat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KillBlackGho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time in m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B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itDeathStat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B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DeathPenaltySkip</text:p>
          </table:table-cell>
          <table:table-cell table:number-columns-repeated="16381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27b3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FaceGenManImp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141d27d6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[ptr]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6">
            <text:p>FrpgNetManImp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6"/>
          <table:table-cell table:number-columns-repeated="1023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3">
            <text:p>PlayerGameData</text:p>
          </table:table-cell>
          <table:table-cell office:value-type="string" table:style-name="ce3">
            <text:p>0x660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 Numbe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H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2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M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axSP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3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aseMaxSP</text:p>
          </table:table-cell>
          <table:table-cell table:number-columns-repeated="16381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Vital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4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Attunemen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ndur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5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treng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Dexterity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6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ntellige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Faith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7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Luck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8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Humanit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8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Resistanc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9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9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A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hr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ender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ShopLvl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C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rchetyp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C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ppearance</text:p>
          </table:table-cell>
          <table:table-cell office:value-type="string" table:style-name="ce3">
            <text:p>??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+0x00D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Gif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D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Multiplay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oOp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D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hiefInvadePlaySuccessCou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E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layerRankS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F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ounty Ranking 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IzarisRankingPoint</text:p>
          </table:table-cell>
          <table:table-cell table:number-columns-repeated="1021" table:style-name="ce3"/>
          <table:table-cell table:number-columns-repeated="15360"/>
        </table:table-row>
        <table:table-row table:style-name="ro1">
          <table:table-cell office:value-type="string" table:style-name="ce5">
            <text:p>+0x00F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EggSoul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00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Poison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4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Bleed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8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Toxic Res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0C</text:p>
          </table:table-cell>
          <table:table-cell office:value-type="string" table:style-name="ce3">
            <text:p>int32</text:p>
          </table:table-cell>
          <table:table-cell office:value-type="string" table:style-name="ce3">
            <text:p>Curse Resis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1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ovenan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Face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6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HairEyesColor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7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urse Level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11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nvade 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38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Hea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8C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Che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0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Waist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4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Arm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398</text:p>
          </table:table-cell>
          <table:table-cell office:value-type="string" table:style-name="ce3">
            <text:p>float</text:p>
          </table:table-cell>
          <table:table-cell office:value-type="string" table:style-name="ce3">
            <text:p>ScaleLegs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1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Magic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3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Equip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5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Equip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Player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4A0</text:p>
          </table:table-cell>
          <table:table-cell office:value-type="string" table:style-name="ce3">
            <text:p>FaceData</text:p>
          </table:table-cell>
          <table:table-cell table:number-columns-repeated="1022" table:style-name="ce3"/>
          <table:table-cell table:number-columns-repeated="15360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56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RepositoryData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568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GestureGameData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00</text:p>
          </table:table-cell>
          <table:table-cell office:value-type="string" table:style-name="ce3">
            <text:p>intptr</text:p>
          </table:table-cell>
          <table:table-cell office:value-type="string" table:style-name="ce3">
            <text:p>MenuRefSpecialEffect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6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IsUseConsumeInvadeType</text:p>
          </table:table-cell>
          <table:table-cell table:number-columns-repeated="16381"/>
        </table:table-row>
        <table:table-row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PlayerOptio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+0x0008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Speed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9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ibrati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A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rightnes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B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oundTyp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C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BGM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D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SF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E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VolumeVoic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0F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Bloo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0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ubtitles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1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Show HuD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2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UI Scale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3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X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4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Camera Reverse Y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5</text:p>
          </table:table-cell>
          <table:table-cell office:value-type="string" table:style-name="ce3">
            <text:p>byte</text:p>
          </table:table-cell>
          <table:table-cell office:value-type="string" table:style-name="ce3">
            <text:p>Auto Lockon</text:p>
          </table:table-cell>
          <table:table-cell table:number-columns-repeated="16381"/>
        </table:table-row>
        <table:table-row table:style-name="ro1">
          <table:table-cell office:value-type="string" table:style-name="ce5">
            <text:p>+0x0016</text:p>
          </table:table-cell>
          <table:table-cell table:number-columns-repeated="1023" table:style-name="ce3"/>
          <table:table-cell table:number-columns-repeated="15360"/>
        </table:table-row>
        <table:table-row table:number-rows-repeated="3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141d14f70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141322090</text:p>
          </table:table-cell>
          <table:table-cell office:value-type="string" table:style-name="ce3">
            <text:p>DLRuntimeClassImpl</text:p>
          </table:table-cell>
          <table:table-cell table:number-columns-repeated="1022" table:style-name="ce3"/>
          <table:table-cell table:number-columns-repeated="15360"/>
        </table:table-row>
        <table:table-row table:number-rows-repeated="2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Playe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ChrIn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FieldInsBase</text:p>
          </table:table-cell>
          <table:table-cell table:number-columns-repeated="1023" table:style-name="ce3"/>
          <table:table-cell table:number-columns-repeated="15360"/>
        </table:table-row>
        <table:table-row table:number-rows-repeated="4" table:style-name="ro1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1">
          <table:table-cell table:style-name="ce2"/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2">
            <text:p>class AreaInfoOwner</text:p>
          </table:table-cell>
          <table:table-cell office:value-type="string" table:style-name="ce3">
            <text:p>0x5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Ctrl</text:p>
          </table:table-cell>
          <table:table-cell office:value-type="string" table:style-name="ce3">
            <text:p>0x30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ChrManipulator</text:p>
          </table:table-cell>
          <table:table-cell office:value-type="string" table:style-name="ce3">
            <text:p>0x2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EnemyCtrl</text:p>
          </table:table-cell>
          <table:table-cell office:value-type="string" table:style-name="ce3">
            <text:p>0x3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Model</text:p>
          </table:table-cell>
          <table:table-cell office:value-type="string" table:style-name="ce3">
            <text:p>0x11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FrpgRegion</text:p>
          </table:table-cell>
          <table:table-cell office:value-type="string" table:style-name="ce3">
            <text:p>0x5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GameMan</text:p>
          </table:table-cell>
          <table:table-cell office:value-type="string" table:style-name="ce3">
            <text:p>0xD6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MapItemManImpl</text:p>
          </table:table-cell>
          <table:table-cell office:value-type="string" table:style-name="ce3">
            <text:p>0xD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PlayerCtrl</text:p>
          </table:table-cell>
          <table:table-cell office:value-type="string" table:style-name="ce3">
            <text:p>0x3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Chr</text:p>
          </table:table-cell>
          <table:table-cell office:value-type="string" table:style-name="ce3">
            <text:p>0x2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AreaInfo</text:p>
          </table:table-cell>
          <table:table-cell office:value-type="string" table:style-name="ce3">
            <text:p>0x4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Chr</text:p>
          </table:table-cell>
          <table:table-cell office:value-type="string" table:style-name="ce3">
            <text:p>0xE8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BlockInfo</text:p>
          </table:table-cell>
          <table:table-cell office:value-type="string" table:style-name="ce3">
            <text:p>0x7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ChrManImp</text:p>
          </table:table-cell>
          <table:table-cell office:value-type="string" table:style-name="ce3">
            <text:p>0x1F3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InfoOwner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ass WorldRes</text:p>
          </table:table-cell>
          <table:table-cell office:value-type="string" table:style-name="ce3">
            <text:p>0x58A0</text:p>
          </table:table-cell>
          <table:table-cell table:number-columns-repeated="16382"/>
        </table:table-row>
        <table:table-row table:number-rows-repeated="1047707" table:style-name="ro2">
          <table:table-cell table:number-columns-repeated="16384"/>
        </table:table-row>
      </table:table>
      <table:table table:name="Functions" table:style-name="ta2">
        <table:table-column table:style-name="co6" table:default-cell-style-name="ce7"/>
        <table:table-column table:style-name="co7" table:default-cell-style-name="ce7"/>
        <table:table-column table:style-name="co5" table:number-columns-repeated="1022" table:default-cell-style-name="ce7"/>
        <table:table-column table:style-name="co5" table:number-columns-repeated="15360" table:default-cell-style-name="ce1"/>
        <table:table-row table:style-name="ro3">
          <table:table-cell office:value-type="string" table:style-name="ce7">
            <text:p>HGTextureEntity_New</text:p>
          </table:table-cell>
          <table:table-cell office:value-type="string" table:style-name="ce7">
            <text:p>1411b7b40</text:p>
          </table:table-cell>
          <table:table-cell table:number-columns-repeated="16382"/>
        </table:table-row>
        <table:table-row table:style-name="ro3">
          <table:table-cell office:value-type="string" table:style-name="ce7">
            <text:p>PadDevice_New</text:p>
          </table:table-cell>
          <table:table-cell office:value-type="string" table:style-name="ce7">
            <text:p>140e22660</text:p>
          </table:table-cell>
          <table:table-cell table:number-columns-repeated="16382"/>
        </table:table-row>
        <table:table-row table:style-name="ro3">
          <table:table-cell table:number-columns-repeated="1024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en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alloc(MyCode,1024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reateThread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MyCode: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ush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call 00000001402C8CD0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popfq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ret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table:style-name="ce1"/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[disable]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dealloc(MyCode)</text:p>
          </table:table-cell>
          <table:table-cell table:number-columns-repeated="1023" table:style-name="ce7"/>
          <table:table-cell table:number-columns-repeated="15360"/>
        </table:table-row>
        <table:table-row table:style-name="ro3">
          <table:table-cell office:value-type="string" table:style-name="ce1">
            <text:p>//RequestToEnding</text:p>
          </table:table-cell>
          <table:table-cell table:number-columns-repeated="16383"/>
        </table:table-row>
        <table:table-row table:number-rows-repeated="3" table:style-name="ro3">
          <table:table-cell table:style-name="ce1"/>
          <table:table-cell table:number-columns-repeated="16383"/>
        </table:table-row>
        <table:table-row table:number-rows-repeated="11" table:style-name="ro3">
          <table:table-cell table:number-columns-repeated="1024" table:style-name="ce7"/>
          <table:table-cell table:number-columns-repeated="15360"/>
        </table:table-row>
        <table:table-row table:number-rows-repeated="104854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ourier New1" svg:font-family="&quot;Courier New1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Hatland, Lane</dc:creator>
    <meta:creation-date>2018-07-03T01:49:34Z</meta:creation-date>
    <dc:date>2019-06-26T21:29:53Z</dc:date>
    <meta:editing-cycles>40</meta:editing-cycles>
    <meta:editing-duration>PT14966S</meta:editing-duration>
  </office:meta>
</office:document-meta>
</file>